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F1000008E5D09A7E1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35cm" svg:height="28.6cm" svg:x="0.8cm" svg:y="0.7cm">
          <draw:image xlink:href="Pictures/10000000000005F1000008E5D09A7E10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vsm </meta:initial-creator>
    <meta:creation-date>2014-12-05T12:29:07.924577056</meta:creation-date>
    <dc:date>2015-01-22T13:06:43.800349006</dc:date>
    <dc:creator>vince </dc:creator>
    <meta:editing-duration>PT2H52M7S</meta:editing-duration>
    <meta:editing-cycles>47</meta:editing-cycles>
    <meta:generator>LibreOffice/4.2.7.2$Linux_X86_64 LibreOffice_project/420m0$Build-2</meta:generator>
    <meta:document-statistic meta:object-count="1"/>
  </office:meta>
</office:document-meta>
</file>